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officeooo:paragraph-rsid="00158151" style:font-size-asian="14pt" style:font-size-complex="14pt"/>
    </style:style>
    <style:style style:name="P2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4" style:family="paragraph" style:parent-style-name="Frame_20_contents">
      <style:text-properties style:font-name="arial" fo:font-size="12pt" style:text-underline-style="none" fo:font-weight="normal" officeooo:paragraph-rsid="00158151" style:font-size-asian="10.5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58151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151" style:font-size-asian="10pt" style:font-size-complex="10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officeooo:paragraph-rsid="00158151" style:font-size-asian="9.60000038146973pt" style:font-weight-asian="normal" style:font-size-complex="11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486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office:annotation><dc:creator>Gauthier Bastien</dc:creator><dc:date>2011-01-13T14:56:41</dc:date><text:p text:style-name="P10"><text:span text:style-name="T9">do text</text:span></text:p><text:p text:style-name="P10"><text:span text:style-name="T9">from document(at=header, format='odt')</text:span></text:p></office:annotation><text:span text:style-name="T1">Import depuis header.odt</text:span></text:p>
          </table:table-cell>
          <table:table-cell table:style-name="Tableau2.A1" office:value-type="string">
            <text:p text:style-name="P8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3"><text:span text:style-name="T5"><text:s/></text:span><text:span text:style-name="T5"><office:annotation><dc:creator>Auteur inconnu</dc:creator><dc:date>2020-04-01T10:54:35.432172081</dc:date><text:p text:style-name="P10"><text:span text:style-name="T12">do text</text:span></text:p><text:p text:style-name="P10"><text:span text:style-name="T12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1"/>
      <text:p text:style-name="P4"/>
      <text:p text:style-name="P2"/>
      <text:p text:style-name="P2">Demande d'avis concernant un permis d'urbanisme</text:p>
      <text:p text:style-name="P2"/>
      <text:p text:style-name="P7"><office:annotation><dc:creator>Gauthier Bastien</dc:creator><dc:date>2011-02-16T16:12:24</dc:date><text:p text:style-name="P10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licence_helper.licenceSubject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6"/>
      <text:p text:style-name="P7"><office:annotation><dc:creator>Gauthier Bastien</dc:creator><dc:date>2011-01-13T14:56:41</dc:date><text:p text:style-name="P10"><text:span text:style-name="T9">do text</text:span></text:p><text:p text:style-name="P10"><text:span text:style-name="T9">from document(at=signatures, format='odt')</text:span></text:p></office:annotation><text:span text:style-name="T2">Import depuis signature</text:span><text:span text:style-name="T3">s</text:span><text:span text:style-name="T2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1:22.926257617</dc:date>
    <meta:editing-duration>PT3H21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23" meta:character-count="874" meta:non-whitespace-character-count="780"/>
  </office:meta>
</office:document-meta>
</file>